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05f89" officeooo:paragraph-rsid="00105f89"/>
    </style:style>
    <style:style style:name="P2" style:family="paragraph" style:parent-style-name="Standard" style:list-style-name="L1">
      <style:text-properties officeooo:rsid="00105f89" officeooo:paragraph-rsid="00105f89"/>
    </style:style>
    <style:style style:name="P3" style:family="paragraph" style:parent-style-name="Standard" style:list-style-name="L2">
      <style:text-properties officeooo:rsid="00105f89" officeooo:paragraph-rsid="00105f89"/>
    </style:style>
    <style:style style:name="P4" style:family="paragraph" style:parent-style-name="Standard" style:list-style-name="L3">
      <style:text-properties officeooo:rsid="00105f89" officeooo:paragraph-rsid="0010f7b1"/>
    </style:style>
    <style:style style:name="P5" style:family="paragraph" style:parent-style-name="Standard" style:list-style-name="L4">
      <style:text-properties officeooo:rsid="00105f89" officeooo:paragraph-rsid="00105f89"/>
    </style:style>
    <style:style style:name="P6" style:family="paragraph" style:parent-style-name="Standard" style:list-style-name="L5">
      <style:text-properties officeooo:rsid="00105f89" officeooo:paragraph-rsid="00105f89"/>
    </style:style>
    <style:style style:name="P7" style:family="paragraph" style:parent-style-name="Standard" style:list-style-name="L3">
      <style:text-properties officeooo:rsid="0011cc9e" officeooo:paragraph-rsid="0011cc9e"/>
    </style:style>
    <style:style style:name="P8" style:family="paragraph" style:parent-style-name="Standard" style:list-style-name="L3">
      <style:text-properties officeooo:rsid="0014ba52" officeooo:paragraph-rsid="0014ba52"/>
    </style:style>
    <style:style style:name="T1" style:family="text">
      <style:text-properties officeooo:rsid="0010f7b1"/>
    </style:style>
    <style:style style:name="T2" style:family="text">
      <style:text-properties officeooo:rsid="0011cc9e"/>
    </style:style>
    <style:style style:name="T3" style:family="text">
      <style:text-properties officeooo:rsid="0011fd6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ducto:</text:p>
      <text:list xml:id="list3122795302" text:style-name="L1">
        <text:list-item>
          <text:p text:style-name="P2">Fabricación de bisutería geolocalizable.</text:p>
        </text:list-item>
        <text:list-item>
          <text:p text:style-name="P2">Tres diferentes gamas para diferentes usuarios.</text:p>
        </text:list-item>
        <text:list-item>
          <text:p text:style-name="P2">Nuestro producto aporta al cliente seguridad y tranquilidad.</text:p>
        </text:list-item>
      </text:list>
      <text:p text:style-name="P1"/>
      <text:p text:style-name="P1">Precio:</text:p>
      <text:list xml:id="list2090947284" text:style-name="L2">
        <text:list-item>
          <text:p text:style-name="P3">Se divide según la gama y dentro de esta la facilidad del montaje del chip.</text:p>
        </text:list-item>
        <text:list-item>
          <text:p text:style-name="P3">Los precios van desde <text:span text:style-name="T3">25</text:span>€ (<text:span text:style-name="T3">precio medio </text:span>para la gama baja) hasta <text:span text:style-name="T3">un precio de 100€ como valor medio de la gama más alta.</text:span></text:p>
        </text:list-item>
      </text:list>
      <text:p text:style-name="P1"/>
      <text:p text:style-name="P1">Promoción:</text:p>
      <text:list xml:id="list3926220272" text:style-name="L3">
        <text:list-item>
          <text:p text:style-name="P4">La mayor parte es a partir de la página web: <text:a xlink:type="simple" xlink:href="http://localiza.joselucross.com/#!/pageGallery" text:style-name="Internet_20_link" text:visited-style-name="Visited_20_Internet_20_Link"><text:span text:style-name="T1">http://localiza.joselucross.com/#!/pageGallery</text:span></text:a>.</text:p>
        </text:list-item>
        <text:list-item>
          <text:p text:style-name="P7">Oficinas donde las empresas que quieran distribuir nuestro producto pueden informar y realizar el contrato de distribución.</text:p>
        </text:list-item>
        <text:list-item>
          <text:p text:style-name="P8">Anuncios en Google AdWords (de manera permanente) y anuncios en televisión (durante el segundo año).</text:p>
        </text:list-item>
      </text:list>
      <text:p text:style-name="P1"/>
      <text:p text:style-name="P1">Distribución:</text:p>
      <text:list xml:id="list4512069" text:style-name="L4">
        <text:list-item>
          <text:p text:style-name="P5">La venta se realiza <text:s/>a partir de la página web, tiendas de tecnología y joyerías <text:span text:style-name="T2">autorizadas</text:span>.</text:p>
        </text:list-item>
      </text:list>
      <text:list xml:id="list3366258459" text:style-name="L5">
        <text:list-item>
          <text:p text:style-name="P6">La distribución de los productos se hace por mensajería a cualquier lugar del mundo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3T17:44:44.199000000</meta:creation-date>
    <meta:generator>LibreOffice/5.3.2.2$Windows_x86 LibreOffice_project/6cd4f1ef626f15116896b1d8e1398b56da0d0ee1</meta:generator>
    <dc:date>2017-05-05T21:11:26.961000000</dc:date>
    <meta:editing-duration>PT3H15M17S</meta:editing-duration>
    <meta:editing-cycles>5</meta:editing-cycles>
    <meta:document-statistic meta:table-count="0" meta:image-count="0" meta:object-count="0" meta:page-count="1" meta:paragraph-count="14" meta:word-count="144" meta:character-count="883" meta:non-whitespace-character-count="762"/>
  </office:meta>
</office:document-meta>
</file>